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2" style:apply-style-name="Error" style:base-cell-address="Sheet1.C1"/>
      <style:map style:condition="cell-content()&gt;=2" style:apply-style-name="Good" style:base-cell-address="Sheet1.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1:Sheet1.C36">
            <calcext:condition calcext:apply-style-name="Error" calcext:value="&lt;2" calcext:base-cell-address="Sheet1.C1"/>
            <calcext:condition calcext:apply-style-name="Good" calcext:value="&gt;=2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8:12.885675866</meta:creation-date>
    <dc:date>2017-12-04T09:40:07.635113729</dc:date>
    <meta:editing-duration>PT1M55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